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justify" style:justify-single-word="false" style:page-number="auto" fo:background-color="transparent" style:shadow="none"/>
      <style:text-properties style:font-name="arial" officeooo:rsid="00062f5e" officeooo:paragraph-rsid="00062f5e"/>
    </style:style>
    <style:style style:name="P2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paragraph-rsid="00062f5e"/>
    </style:style>
    <style:style style:name="P3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62f5e" officeooo:paragraph-rsid="00062f5e"/>
    </style:style>
    <style:style style:name="P4" style:family="paragraph" style:parent-style-name="Standard">
      <loext:graphic-properties draw:fill="none"/>
      <style:paragraph-properties fo:line-height="150%" fo:text-align="justify" style:justify-single-word="false" fo:background-color="transparent" style:shadow="none"/>
      <style:text-properties style:font-name="arial" officeooo:rsid="0006aa69" officeooo:paragraph-rsid="0006aa69"/>
    </style:style>
    <style:style style:name="T1" style:family="text">
      <style:text-properties officeooo:rsid="00062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━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text:bullet-char="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text:bullet-char="›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ipal Component Analysis Explained</text:p>
      <text:p text:style-name="P2"><text:span text:style-name="T1">Link: </text:span><text:a xlink:type="simple" xlink:href="https://www.kaggle.com/nirajvermafcb/principal-component-analysis-explained" text:style-name="Internet_20_link" text:visited-style-name="Visited_20_Internet_20_Link">https://www.kaggle.com/nirajvermafcb/principal-component-analysis-explained</text:a></text:p>
      <text:p text:style-name="P2"/>
      <text:p text:style-name="P3">Recursive Feature Elimination</text:p>
      <text:p text:style-name="P3">Link: <text:a xlink:type="simple" xlink:href="https://bookdown.org/max/FES/recursive-feature-elimination.html" text:style-name="Internet_20_link" text:visited-style-name="Visited_20_Internet_20_Link">https://bookdown.org/max/FES/recursive-feature-elimination.html</text:a></text:p>
      <text:p text:style-name="P3"/>
      <text:p text:style-name="P3">In-Depth: Manifold Learning</text:p>
      <text:p text:style-name="P3">Link: <text:a xlink:type="simple" xlink:href="https://jakevdp.github.io/PythonDataScienceHandbook/05.10-manifold-learning.html" text:style-name="Internet_20_link" text:visited-style-name="Visited_20_Internet_20_Link">https://jakevdp.github.io/PythonDataScienceHandbook/05.10-manifold-learning.html</text:a></text:p>
      <text:p text:style-name="P3"/>
      <text:p text:style-name="P3">In-Depth: Principal Component Analysis</text:p>
      <text:p text:style-name="P3">Link: <text:a xlink:type="simple" xlink:href="https://jakevdp.github.io/PythonDataScienceHandbook/05.09-principal-component-analysis.html" text:style-name="Internet_20_link" text:visited-style-name="Visited_20_Internet_20_Link">https://jakevdp.github.io/PythonDataScienceHandbook/05.09-principal-component-analysis.html</text:a></text:p>
      <text:p text:style-name="P3"/>
      <text:p text:style-name="P3">Relationship Between SVD and PCA. How to Use SVD to Perform PCA?</text:p>
      <text:p text:style-name="P3">Link: <text:a xlink:type="simple" xlink:href="https://stats.stackexchange.com/questions/134282/relationship-between-svd-and-pca-how-to-use-svd-to-perform-pca" text:style-name="Internet_20_link" text:visited-style-name="Visited_20_Internet_20_Link">https://stats.stackexchange.com/questions/134282/relationship-between-svd-and-pca-how-to-use-svd-to-perform-pca</text:a></text:p>
      <text:p text:style-name="P3"/>
      <text:p text:style-name="P4">Step Forward Feature Selection : A Practical Example in Python</text:p>
      <text:p text:style-name="P4">Link: <text:a xlink:type="simple" xlink:href="https://www.kdnuggets.com/2018/06/step-forward-feature-selection-python.html" text:style-name="Internet_20_link" text:visited-style-name="Visited_20_Internet_20_Link">https://www.kdnuggets.com/2018/06/step-forward-feature-selection-python.html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22:37:27.078770988</meta:creation-date>
    <dc:title>ABNT - Arial</dc:title>
    <meta:editing-duration>PT6M7S</meta:editing-duration>
    <meta:editing-cycles>3</meta:editing-cycles>
    <meta:generator>LibreOffice/6.0.7.3$Linux_X86_64 LibreOffice_project/00m0$Build-3</meta:generator>
    <dc:date>2020-05-13T22:43:29.695392084</dc:date>
    <meta:document-statistic meta:table-count="0" meta:image-count="0" meta:object-count="0" meta:page-count="1" meta:paragraph-count="12" meta:word-count="48" meta:character-count="790" meta:non-whitespace-character-count="754"/>
    <meta:template xlink:type="simple" xlink:actuate="onRequest" xlink:title="ABNT - Arial" xlink:href="../../../../../../.config/libreoffice/4/user/template/ABNT%20-%20Arial.ott" meta:date="2020-05-13T22:37:22.020936386"/>
  </office:meta>
</office:document-meta>
</file>